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Normal_32_2" style:data-style-name="N0">
      <style:table-cell-properties style:vertical-align="automatic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13" style:family="table-cell" style:parent-style-name="Hyperlink" style:data-style-name="N0">
      <style:table-cell-properties fo:border="thin solid #000000" style:vertical-align="middle" fo:background-color="#FFF2CC" style:repeat-content="false"/>
      <style:paragraph-properties fo:text-align="center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4.33916666666667cm" style:use-optimal-column-width="true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0.978958333333333cm" style:use-optimal-column-width="true"/>
    </style:style>
    <style:style style:name="co12" style:family="table-column">
      <style:table-column-properties fo:break-before="auto" style:column-width="0.873125cm" style:use-optimal-column-width="true"/>
    </style:style>
    <style:style style:name="co13" style:family="table-column">
      <style:table-column-properties fo:break-before="auto" style:column-width="0.740833333333333cm" style:use-optimal-column-width="true"/>
    </style:style>
    <style:style style:name="co14" style:family="table-column">
      <style:table-column-properties fo:break-before="auto" style:column-width="1.666875cm" style:use-optimal-column-width="true"/>
    </style:style>
    <style:style style:name="co15" style:family="table-column">
      <style:table-column-properties fo:break-before="auto" style:column-width="1.53458333333333cm" style:use-optimal-column-width="true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5.02708333333333cm" style:use-optimal-column-width="true"/>
    </style:style>
    <style:style style:name="co18" style:family="table-column">
      <style:table-column-properties fo:break-before="auto" style:column-width="3.201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3-sparql-coverag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prefix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jen3</text:p>
          </table:table-cell>
          <table:table-cell office:value-type="string" table:style-name="ce2">
            <text:p>eye</text:p>
          </table:table-cell>
          <table:table-cell office:value-type="string" table:style-name="ce2">
            <text:p>xpath equivalent</text:p>
          </table:table-cell>
          <table:table-cell office:value-type="string" table:style-name="ce2">
            <text:p>sparql equivalent</text:p>
          </table:table-cell>
          <table:table-cell office:value-type="string" table:style-name="ce2">
            <text:p>statu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rypto</text:p>
          </table:table-cell>
          <table:table-cell office:value-type="string" table:style-name="ce3">
            <text:p>sha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sha1">sha1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list</text:p>
          </table:table-cell>
          <table:table-cell office:value-type="string" table:style-name="ce3">
            <text:p>append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array-append">array:append</text:a>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sorta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firs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rdf:first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in">~IN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iterat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rdf:rest*/rdf:first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las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rdf:last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rdf:rest*/rdf:first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membe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rdf:rest*/rdf:first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memberA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rdf:rest*/rdf:first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list</text:p>
          </table:table-cell>
          <table:table-cell office:value-type="string" table:style-name="ce3">
            <text:p>remov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rdf:rest*/rdf:first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conclusio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conjunctio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cont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dtli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datatype">DATATYPE</text:a></text:p>
          </table:table-cell>
          <table:table-cell office:value-type="string" table:style-name="ce3">
            <text:p>done*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equalT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5">
            <text:p>op:equal</text:p>
          </table:table-cell>
          <table:table-cell office:value-type="string" table:style-name="ce4">
            <text:p><text:a xlink:href="https://www.w3.org/TR/sparql11-query/#func-sameTerm">sameTerm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forAllI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includ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langli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notEqualT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5">
            <text:p>see:fn:not(op:equal)</text:p>
          </table:table-cell>
          <table:table-cell office:value-type="string" table:style-name="ce4">
            <text:p><text:a xlink:href="https://www.w3.org/TR/sparql11-query/#func-sameTerm">!(sameTerm()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notInclud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outputString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parsedAsN3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rawTyp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isIRI">~isIRI/Blank/...</text:a>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semantic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semanticsOrErro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log</text:p>
          </table:table-cell>
          <table:table-cell office:value-type="string" table:style-name="ce3">
            <text:p>skolem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str">STR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absoluteValu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abs">fn:abs</text:a></text:p>
          </table:table-cell>
          <table:table-cell office:value-type="string" table:style-name="ce4">
            <text:p><text:a xlink:href="https://www.w3.org/TR/sparql11-query/#func-abs">abs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aco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asi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at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co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math-cos">math:cos</text:a>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cosh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degre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differenc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://www.w3.org/TR/xpath-functions/#func-numeric-subtract">op:numeric-subtract</text:a></text:p>
          </table:table-cell>
          <table:table-cell office:value-type="string" table:style-name="ce4">
            <text:p><text:a xlink:href="https://www.w3.org/TR/sparql11-query/#rAdditiveExpression">A - B</text:a>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equalT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A = B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exponentiatio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math-pow">math:pow</text:a></text:p>
          </table:table-cell>
          <table:table-cell office:value-type="string" table:style-name="ce3">
            <text:p>A*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greater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A &gt; B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less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A &lt; B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negatio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://www.w3.org/TR/xpath-functions/#func-numeric-unary-minus">op:numeric-unary-minus</text:a></text:p>
          </table:table-cell>
          <table:table-cell office:value-type="string" table:style-name="ce4">
            <text:p><text:a xlink:href="https://www.w3.org/TR/sparql11-query/#rUnaryExpression">- A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notEqualT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A !=B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notGreater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notLess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produc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numeric-multiply">op:numeric-multiply</text:a></text:p>
          </table:table-cell>
          <table:table-cell office:value-type="string" table:style-name="ce4">
            <text:p><text:a xlink:href="https://www.w3.org/TR/sparql11-query/#rMultiplicativeExpression">A * B</text:a>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quoti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numeric-divide">op:numeric-divide</text:a></text:p>
          </table:table-cell>
          <table:table-cell office:value-type="string" table:style-name="ce4">
            <text:p><text:a xlink:href="https://www.w3.org/TR/sparql11-query/#rMultiplicativeExpression">A / B</text:a>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remainde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numeric-mod">op:numeric-mod</text:a>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rounded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round">fn:round</text:a></text:p>
          </table:table-cell>
          <table:table-cell office:value-type="string" table:style-name="ce4">
            <text:p><text:a xlink:href="https://www.w3.org/TR/sparql11-query/#func-round">round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si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math-sin">math:sin</text:a>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sinh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math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://www.w3.org/TR/xpath-functions/#func-numeric-add">op:numeric-add</text:a></text:p>
          </table:table-cell>
          <table:table-cell office:value-type="string" table:style-name="ce4">
            <text:p><text:a xlink:href="https://www.w3.org/TR/sparql11-query/#defn_aggSum">Sum</text:a>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t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math-tan">math:tan</text:a></text:p>
          </table:table-cell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math</text:p>
          </table:table-cell>
          <table:table-cell office:value-type="string" table:style-name="ce3">
            <text:p>tanh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concatenatio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<text:a xlink:href="https://www.w3.org/TR/sparql11-query/#func-concat">concat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contain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contains">fn:contains</text:a></text:p>
          </table:table-cell>
          <table:table-cell office:value-type="string" table:style-name="ce4">
            <text:p><text:a xlink:href="https://www.w3.org/TR/sparql11-query/#func-contains">contains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containsIgnoringCas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matches">fn:matches</text:a></text:p>
          </table:table-cell>
          <table:table-cell office:value-type="string" table:style-name="ce4">
            <text:p><text:a xlink:href="https://www.w3.org/TR/sparql11-query/#func-contains">contains()*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endsWith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ends-with">fn:ends-with</text:a></text:p>
          </table:table-cell>
          <table:table-cell office:value-type="string" table:style-name="ce4">
            <text:p><text:a xlink:href="https://www.w3.org/TR/sparql11-query/#func-strends">strends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equalIgnoringCas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lcase(A) = lcase(B)*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string</text:p>
          </table:table-cell>
          <table:table-cell office:value-type="string" table:style-name="ce3">
            <text:p>forma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string</text:p>
          </table:table-cell>
          <table:table-cell office:value-type="string" table:style-name="ce3">
            <text:p>greater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length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4">
            <text:p><text:a xlink:href="https://www.w3.org/TR/sparql11-query/#func-strlen">strlen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string</text:p>
          </table:table-cell>
          <table:table-cell office:value-type="string" table:style-name="ce3">
            <text:p>less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match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matches">fn:matches</text:a></text:p>
          </table:table-cell>
          <table:table-cell office:value-type="string" table:style-name="ce4">
            <text:p><text:a xlink:href="https://www.w3.org/TR/sparql11-query/#func-regex">regex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notEqualIgnoringCas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matches">not(fn:matches)</text:a></text:p>
          </table:table-cell>
          <table:table-cell office:value-type="string" table:style-name="ce3">
            <text:p>!(lcase(A) = lcase(B))*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3">
            <text:p>string</text:p>
          </table:table-cell>
          <table:table-cell office:value-type="string" table:style-name="ce3">
            <text:p>notGreater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 table:visibility="filter">
          <table:table-cell office:value-type="string" table:style-name="ce3">
            <text:p>string</text:p>
          </table:table-cell>
          <table:table-cell office:value-type="string" table:style-name="ce3">
            <text:p>notLessThan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notMatch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matches">not(fn:matches)</text:a></text:p>
          </table:table-cell>
          <table:table-cell office:value-type="string" table:style-name="ce4">
            <text:p><text:a xlink:href="https://www.w3.org/TR/sparql11-query/#func-regex">!regex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replac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replace">fn:replace</text:a></text:p>
          </table:table-cell>
          <table:table-cell office:value-type="string" table:style-name="ce4">
            <text:p><text:a xlink:href="https://www.w3.org/TR/sparql11-query/#func-replace">replace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scrap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substring">fn:substring</text:a></text:p>
          </table:table-cell>
          <table:table-cell office:value-type="string" table:style-name="ce4">
            <text:p><text:a xlink:href="https://stackoverflow.com/questions/51652831/how-to-extract-a-substring-using-a-regular-expression">replace()</text:a>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3">
            <text:p>string</text:p>
          </table:table-cell>
          <table:table-cell office:value-type="string" table:style-name="ce3">
            <text:p>startsWith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/#func-starts-with">fn:starts-with</text:a></text:p>
          </table:table-cell>
          <table:table-cell office:value-type="string" table:style-name="ce4">
            <text:p><text:a xlink:href="https://www.w3.org/TR/sparql11-query/#func-strstarts">strstarts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da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day-from-dateTime">fn:day-from-dateTime</text:a></text:p>
          </table:table-cell>
          <table:table-cell office:value-type="string" table:style-name="ce4">
            <text:p><text:a xlink:href="https://www.w3.org/TR/sparql11-query/#func-day">day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month-from-dateTime">fn:month-from-dateTime</text:a></text:p>
          </table:table-cell>
          <table:table-cell office:value-type="string" table:style-name="ce4">
            <text:p><text:a xlink:href="https://www.w3.org/TR/sparql11-query/#func-month">month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<text:a xlink:href="https://www.w3.org/TR/xpath-functions-31/#func-year-from-dateTime">fn:year-from-dateTime</text:a></text:p>
          </table:table-cell>
          <table:table-cell office:value-type="string" table:style-name="ce4">
            <text:p><text:a xlink:href="https://www.w3.org/TR/sparql11-query/#func-year">year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hour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func:hours-from-dateTime</text:p>
          </table:table-cell>
          <table:table-cell table:style-name="ce3"/>
          <table:table-cell office:value-type="string" table:style-name="ce4">
            <text:p><text:a xlink:href="https://www.w3.org/TR/sparql11-query/#func-hours">hours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minut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func:minutes-from-dateTime</text:p>
          </table:table-cell>
          <table:table-cell table:style-name="ce3"/>
          <table:table-cell office:value-type="string" table:style-name="ce4">
            <text:p><text:a xlink:href="https://www.w3.org/TR/sparql11-query/#func-minutes">minutes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second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func:seconds-from-dateTime</text:p>
          </table:table-cell>
          <table:table-cell table:style-name="ce3"/>
          <table:table-cell office:value-type="string" table:style-name="ce4">
            <text:p><text:a xlink:href="https://www.w3.org/TR/sparql11-query/#func-seconds">seconds()</text:a></text:p>
          </table:table-cell>
          <table:table-cell office:value-type="string" table:style-name="ce3">
            <text:p>doen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timeZon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func:timezone-from-dateTime</text:p>
          </table:table-cell>
          <table:table-cell table:style-name="ce3"/>
          <table:table-cell office:value-type="string" table:style-name="ce4">
            <text:p><text:a xlink:href="https://www.w3.org/TR/sparql11-query/#func-timezone">timezone(), tz()</text:a>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number-rows-repeated="1048499" table:style-name="ro1">
          <table:table-cell table:number-columns-repeated="16384"/>
        </table:table-row>
      </table:table>
      <table:table table:name="sparql-n3-coverage" table:style-name="ta1"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6379" table:default-cell-style-name="ce7"/>
        <table:table-row table:style-name="ro1">
          <table:table-cell office:value-type="string" table:style-name="ce6">
            <text:p>category</text:p>
          </table:table-cell>
          <table:table-cell office:value-type="string" table:style-name="ce6">
            <text:p>function</text:p>
          </table:table-cell>
          <table:table-cell office:value-type="string" table:style-name="ce6">
            <text:p>swap</text:p>
          </table:table-cell>
          <table:table-cell office:value-type="string" table:style-name="ce6">
            <text:p>jen3</text:p>
          </table:table-cell>
          <table:table-cell office:value-type="string" table:style-name="ce6">
            <text:p>ey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DATATYPE</text:p>
          </table:table-cell>
          <table:table-cell office:value-type="string" table:style-name="ce6">
            <text:p>log:rawType</text:p>
          </table:table-cell>
          <table:table-cell office:value-type="string" table:style-name="ce6">
            <text:p>log:rawType</text:p>
          </table:table-cell>
          <table:table-cell office:value-type="string" table:style-name="ce6">
            <text:p>log:rawTyp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STR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IRI</text:p>
          </table:table-cell>
          <table:table-cell office:value-type="string" table:style-name="ce6">
            <text:p>log:rawType</text:p>
          </table:table-cell>
          <table:table-cell office:value-type="string" table:style-name="ce6">
            <text:p>log:rawType</text:p>
          </table:table-cell>
          <table:table-cell office:value-type="string" table:style-name="ce6">
            <text:p>log:rawTyp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LANG</text:p>
          </table:table-cell>
          <table:table-cell table:number-columns-repeated="2" table:style-name="ce6"/>
          <table:table-cell office:value-type="string" table:style-name="ce6">
            <text:p>func:lang-from-PlainLiteral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BOUND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IN</text:p>
          </table:table-cell>
          <table:table-cell office:value-type="string" table:style-name="ce6">
            <text:p>list:in</text:p>
          </table:table-cell>
          <table:table-cell office:value-type="string" table:style-name="ce6">
            <text:p>list:in</text:p>
          </table:table-cell>
          <table:table-cell office:value-type="string" table:style-name="ce6">
            <text:p>list:i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NOT IN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General</text:p>
          </table:table-cell>
          <table:table-cell office:value-type="string" table:style-name="ce6">
            <text:p>isBLANK</text:p>
          </table:table-cell>
          <table:table-cell office:value-type="string" table:style-name="ce6">
            <text:p>log:rawType</text:p>
          </table:table-cell>
          <table:table-cell office:value-type="string" table:style-name="ce6">
            <text:p>log:rawType</text:p>
          </table:table-cell>
          <table:table-cell office:value-type="string" table:style-name="ce6">
            <text:p>log:rawTyp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TRLEN</text:p>
          </table:table-cell>
          <table:table-cell table:style-name="ce6"/>
          <table:table-cell office:value-type="string" table:style-name="ce6">
            <text:p>string:length</text:p>
          </table:table-cell>
          <table:table-cell office:value-type="string" table:style-name="ce6">
            <text:p>string:length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UBSTR</text:p>
          </table:table-cell>
          <table:table-cell office:value-type="string" table:style-name="ce6">
            <text:p>string:scrape</text:p>
          </table:table-cell>
          <table:table-cell office:value-type="string" table:style-name="ce6">
            <text:p>string:substring</text:p>
          </table:table-cell>
          <table:table-cell office:value-type="string" table:style-name="ce6">
            <text:p>string:substring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UCASE</text:p>
          </table:table-cell>
          <table:table-cell table:style-name="ce6"/>
          <table:table-cell office:value-type="string" table:style-name="ce6">
            <text:p>string:upperCase</text:p>
          </table:table-cell>
          <table:table-cell office:value-type="string" table:style-name="ce6">
            <text:p>string:upperCas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LCASE</text:p>
          </table:table-cell>
          <table:table-cell table:style-name="ce6"/>
          <table:table-cell office:value-type="string" table:style-name="ce6">
            <text:p>string:lowerCase</text:p>
          </table:table-cell>
          <table:table-cell office:value-type="string" table:style-name="ce6">
            <text:p>string:lowerCas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TRSTARTS</text:p>
          </table:table-cell>
          <table:table-cell office:value-type="string" table:style-name="ce6">
            <text:p>string:startsWith</text:p>
          </table:table-cell>
          <table:table-cell office:value-type="string" table:style-name="ce6">
            <text:p>startsWith</text:p>
          </table:table-cell>
          <table:table-cell office:value-type="string" table:style-name="ce6">
            <text:p>string:startsWith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TRENDS</text:p>
          </table:table-cell>
          <table:table-cell office:value-type="string" table:style-name="ce6">
            <text:p>string:endsWith</text:p>
          </table:table-cell>
          <table:table-cell office:value-type="string" table:style-name="ce6">
            <text:p>endsWith</text:p>
          </table:table-cell>
          <table:table-cell office:value-type="string" table:style-name="ce6">
            <text:p>string:endsWith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CONTAINS</text:p>
          </table:table-cell>
          <table:table-cell office:value-type="string" table:style-name="ce6">
            <text:p>string:contains</text:p>
          </table:table-cell>
          <table:table-cell office:value-type="string" table:style-name="ce6">
            <text:p>contains</text:p>
          </table:table-cell>
          <table:table-cell office:value-type="string" table:style-name="ce6">
            <text:p>string:contain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TRBEFORE</text:p>
          </table:table-cell>
          <table:table-cell table:number-columns-repeated="2" table:style-name="ce6"/>
          <table:table-cell office:value-type="string" table:style-name="ce6">
            <text:p>func:substring-befor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TRAFTER</text:p>
          </table:table-cell>
          <table:table-cell table:number-columns-repeated="2" table:style-name="ce6"/>
          <table:table-cell office:value-type="string" table:style-name="ce6">
            <text:p>func:substring-after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ENCODE_FOR_URI</text:p>
          </table:table-cell>
          <table:table-cell table:number-columns-repeated="2" table:style-name="ce6"/>
          <table:table-cell office:value-type="string" table:style-name="ce6">
            <text:p>func:encode-for-uri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CONCAT</text:p>
          </table:table-cell>
          <table:table-cell office:value-type="string" table:style-name="ce6">
            <text:p>string:concat</text:p>
          </table:table-cell>
          <table:table-cell office:value-type="string" table:style-name="ce6">
            <text:p>concatenation</text:p>
          </table:table-cell>
          <table:table-cell office:value-type="string" table:style-name="ce6">
            <text:p>string:concatenatio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LANGMATCHES</text:p>
          </table:table-cell>
          <table:table-cell table:number-columns-repeated="2" table:style-name="ce6"/>
          <table:table-cell office:value-type="string" table:style-name="ce6">
            <text:p>pred:matches-language-range?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REGEX</text:p>
          </table:table-cell>
          <table:table-cell office:value-type="string" table:style-name="ce6">
            <text:p>string:matches</text:p>
          </table:table-cell>
          <table:table-cell office:value-type="string" table:style-name="ce6">
            <text:p>matches</text:p>
          </table:table-cell>
          <table:table-cell office:value-type="string" table:style-name="ce6">
            <text:p>string:match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REPLACE</text:p>
          </table:table-cell>
          <table:table-cell office:value-type="string" table:style-name="ce6">
            <text:p>string:replace</text:p>
          </table:table-cell>
          <table:table-cell office:value-type="string" table:style-name="ce6">
            <text:p>replace</text:p>
          </table:table-cell>
          <table:table-cell office:value-type="string" table:style-name="ce6">
            <text:p>string:replac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umbers</text:p>
          </table:table-cell>
          <table:table-cell office:value-type="string" table:style-name="ce6">
            <text:p>ABS</text:p>
          </table:table-cell>
          <table:table-cell office:value-type="string" table:style-name="ce6">
            <text:p>math:absoluteValue</text:p>
          </table:table-cell>
          <table:table-cell office:value-type="string" table:style-name="ce6">
            <text:p>absoluteValue</text:p>
          </table:table-cell>
          <table:table-cell office:value-type="string" table:style-name="ce6">
            <text:p>absoluteValu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umbers</text:p>
          </table:table-cell>
          <table:table-cell office:value-type="string" table:style-name="ce6">
            <text:p>ROUND</text:p>
          </table:table-cell>
          <table:table-cell office:value-type="string" table:style-name="ce6">
            <text:p>math:rounded</text:p>
          </table:table-cell>
          <table:table-cell office:value-type="string" table:style-name="ce6">
            <text:p>round</text:p>
          </table:table-cell>
          <table:table-cell office:value-type="string" table:style-name="ce6">
            <text:p>math:round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umbers</text:p>
          </table:table-cell>
          <table:table-cell office:value-type="string" table:style-name="ce6">
            <text:p>CEIL</text:p>
          </table:table-cell>
          <table:table-cell table:style-name="ce6"/>
          <table:table-cell office:value-type="string" table:style-name="ce6">
            <text:p>math:ceiling</text:p>
          </table:table-cell>
          <table:table-cell office:value-type="string" table:style-name="ce6">
            <text:p>math:ceiling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umbers</text:p>
          </table:table-cell>
          <table:table-cell office:value-type="string" table:style-name="ce6">
            <text:p>FLOOR</text:p>
          </table:table-cell>
          <table:table-cell table:style-name="ce6"/>
          <table:table-cell office:value-type="string" table:style-name="ce6">
            <text:p>math:floor</text:p>
          </table:table-cell>
          <table:table-cell office:value-type="string" table:style-name="ce6">
            <text:p>math:floor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Numbers</text:p>
          </table:table-cell>
          <table:table-cell office:value-type="string" table:style-name="ce6">
            <text:p>RAND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NOW</text:p>
          </table:table-cell>
          <table:table-cell office:value-type="string" table:style-name="ce6">
            <text:p>time:localTime</text:p>
          </table:table-cell>
          <table:table-cell office:value-type="string" table:style-name="ce6">
            <text:p>localTime</text:p>
          </table:table-cell>
          <table:table-cell office:value-type="string" table:style-name="ce6">
            <text:p>time:localTim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YEAR</text:p>
          </table:table-cell>
          <table:table-cell office:value-type="string" table:style-name="ce6">
            <text:p>time:year</text:p>
          </table:table-cell>
          <table:table-cell office:value-type="string" table:style-name="ce6">
            <text:p>year</text:p>
          </table:table-cell>
          <table:table-cell office:value-type="string" table:style-name="ce6">
            <text:p>time:year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MONTH</text:p>
          </table:table-cell>
          <table:table-cell office:value-type="string" table:style-name="ce6">
            <text:p>time:month</text:p>
          </table:table-cell>
          <table:table-cell office:value-type="string" table:style-name="ce6">
            <text:p>month</text:p>
          </table:table-cell>
          <table:table-cell office:value-type="string" table:style-name="ce6">
            <text:p>time:month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DAY</text:p>
          </table:table-cell>
          <table:table-cell office:value-type="string" table:style-name="ce6">
            <text:p>time:day</text:p>
          </table:table-cell>
          <table:table-cell office:value-type="string" table:style-name="ce6">
            <text:p>time:day</text:p>
          </table:table-cell>
          <table:table-cell office:value-type="string" table:style-name="ce6">
            <text:p>time:da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HOURS</text:p>
          </table:table-cell>
          <table:table-cell office:value-type="string" table:style-name="ce6">
            <text:p>time:hours</text:p>
          </table:table-cell>
          <table:table-cell office:value-type="string" table:style-name="ce6">
            <text:p>time:hours</text:p>
          </table:table-cell>
          <table:table-cell office:value-type="string" table:style-name="ce6">
            <text:p>func:hours-from-dateTim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MINUTES</text:p>
          </table:table-cell>
          <table:table-cell office:value-type="string" table:style-name="ce6">
            <text:p>time:minutes</text:p>
          </table:table-cell>
          <table:table-cell office:value-type="string" table:style-name="ce6">
            <text:p>time:minutes</text:p>
          </table:table-cell>
          <table:table-cell office:value-type="string" table:style-name="ce6">
            <text:p>func:minutes-from-dateTim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SECONDS</text:p>
          </table:table-cell>
          <table:table-cell office:value-type="string" table:style-name="ce6">
            <text:p>time:second</text:p>
          </table:table-cell>
          <table:table-cell office:value-type="string" table:style-name="ce6">
            <text:p>time:second</text:p>
          </table:table-cell>
          <table:table-cell office:value-type="string" table:style-name="ce6">
            <text:p>func:seconds-from-dateTim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TIMEZONE</text:p>
          </table:table-cell>
          <table:table-cell office:value-type="string" table:style-name="ce6">
            <text:p>time:timeZone</text:p>
          </table:table-cell>
          <table:table-cell office:value-type="string" table:style-name="ce6">
            <text:p>time:timeZone</text:p>
          </table:table-cell>
          <table:table-cell office:value-type="string" table:style-name="ce6">
            <text:p>func:timezone-from-dateTim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TZ</text:p>
          </table:table-cell>
          <table:table-cell office:value-type="string" table:style-name="ce6">
            <text:p>time:timeZone</text:p>
          </table:table-cell>
          <table:table-cell office:value-type="string" table:style-name="ce6">
            <text:p>time:timeZone</text:p>
          </table:table-cell>
          <table:table-cell office:value-type="string" table:style-name="ce6">
            <text:p>func:timezone-from-dateTim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Coordinates</text:p>
          </table:table-cell>
          <table:table-cell office:value-type="string" table:style-name="ce6">
            <text:p>geof:distanc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Coordinates</text:p>
          </table:table-cell>
          <table:table-cell office:value-type="string" table:style-name="ce6">
            <text:p>geof:longitud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Coordinates</text:p>
          </table:table-cell>
          <table:table-cell office:value-type="string" table:style-name="ce6">
            <text:p>geof:latitud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Aggregate</text:p>
          </table:table-cell>
          <table:table-cell office:value-type="string" table:style-name="ce6">
            <text:p>COUNT</text:p>
          </table:table-cell>
          <table:table-cell office:value-type="string" table:style-name="ce6">
            <text:p>list:length</text:p>
          </table:table-cell>
          <table:table-cell office:value-type="string" table:style-name="ce6">
            <text:p>list:length</text:p>
          </table:table-cell>
          <table:table-cell office:value-type="string" table:style-name="ce6">
            <text:p>list:length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ggregate</text:p>
          </table:table-cell>
          <table:table-cell office:value-type="string" table:style-name="ce6">
            <text:p>SUM</text:p>
          </table:table-cell>
          <table:table-cell office:value-type="string" table:style-name="ce6">
            <text:p>math:sum</text:p>
          </table:table-cell>
          <table:table-cell office:value-type="string" table:style-name="ce6">
            <text:p>math:sum</text:p>
          </table:table-cell>
          <table:table-cell office:value-type="string" table:style-name="ce6">
            <text:p>math:sum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ggregate</text:p>
          </table:table-cell>
          <table:table-cell office:value-type="string" table:style-name="ce6">
            <text:p>AVG</text:p>
          </table:table-cell>
          <table:table-cell table:number-columns-repeated="2" table:style-name="ce6"/>
          <table:table-cell office:value-type="string" table:style-name="ce6">
            <text:p>e:avg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ggregate</text:p>
          </table:table-cell>
          <table:table-cell office:value-type="string" table:style-name="ce6">
            <text:p>MIN</text:p>
          </table:table-cell>
          <table:table-cell table:style-name="ce6"/>
          <table:table-cell office:value-type="string" table:style-name="ce6">
            <text:p>math:min</text:p>
          </table:table-cell>
          <table:table-cell office:value-type="string" table:style-name="ce6">
            <text:p>math:mi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ggregate</text:p>
          </table:table-cell>
          <table:table-cell office:value-type="string" table:style-name="ce6">
            <text:p>MAX</text:p>
          </table:table-cell>
          <table:table-cell table:style-name="ce6"/>
          <table:table-cell office:value-type="string" table:style-name="ce6">
            <text:p>math:max</text:p>
          </table:table-cell>
          <table:table-cell office:value-type="string" table:style-name="ce6">
            <text:p>math:ma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Aggregate</text:p>
          </table:table-cell>
          <table:table-cell office:value-type="string" table:style-name="ce6">
            <text:p>SAMPLE</text:p>
          </table:table-cell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6">
            <text:p>Aggregate</text:p>
          </table:table-cell>
          <table:table-cell office:value-type="string" table:style-name="ce6">
            <text:p>GROUP_CONCAT</text:p>
          </table:table-cell>
          <table:table-cell table:number-columns-repeated="3" table:style-name="ce6"/>
          <table:table-cell table:number-columns-repeated="16379"/>
        </table:table-row>
        <table:table-row table:number-rows-repeated="1048529" table:style-name="ro1">
          <table:table-cell table:number-columns-repeated="16384"/>
        </table:table-row>
      </table:table>
      <table:table table:name="whole-list" table:style-name="ta1">
        <table:table-column table:style-name="co1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prefix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swap</text:p>
          </table:table-cell>
          <table:table-cell office:value-type="string" table:style-name="ce1">
            <text:p>jen3</text:p>
          </table:table-cell>
          <table:table-cell office:value-type="string" table:style-name="ce1">
            <text:p>ey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crypto</text:p>
          </table:table-cell>
          <table:table-cell office:value-type="string" table:style-name="ce1">
            <text:p>md5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crypto</text:p>
          </table:table-cell>
          <table:table-cell office:value-type="string" table:style-name="ce1">
            <text:p>sh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crypto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crypto</text:p>
          </table:table-cell>
          <table:table-cell office:value-type="string" table:style-name="ce1">
            <text:p>sha512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av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becom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befor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bicondition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binaryEntropy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calcul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cal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cartesianProduc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closur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compoundTer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cov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csvTupl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deriv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exec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fai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fileStri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finaliz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findal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firstRe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forma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graphCopy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graphDifferenc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graphIntersec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graphLi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graphMembe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graphPai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hmac-sh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ignor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labe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labelvar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lengt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matc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ma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multisetEqual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multisetNotEqual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notLabe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numer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option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pcc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prefi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propertyChainExtens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rand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relabe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revers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rm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roc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h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igmoid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kole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or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td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tringEscap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tringRevers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tringSpli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subsequenc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trac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transac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transpos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tripleLi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tupl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uniqu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whenGround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e</text:p>
          </table:table-cell>
          <table:table-cell office:value-type="string" table:style-name="ce1">
            <text:p>wwwFormEncod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ile</text:p>
          </table:table-cell>
          <table:table-cell office:value-type="string" table:style-name="ce1">
            <text:p>listFiles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PlainLiteral-compar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PlainLiteral-from-string-la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PlainLiteral-lengt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dd-dayTimeDuration-to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dd-dayTimeDuration-to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dd-dayTimeDuration-to-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dd-dayTimeDuration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dd-yearMonthDuration-to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dd-yearMonthDuration-to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dd-yearMonthDuration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append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compar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conca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concaten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coun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ay-from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ay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ays-from-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istinct-valu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ivide-dayTime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ivide-dayTimeDuration-by-dayTime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ivide-yearMonth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divide-yearMonthDuration-by-yearMonth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encode-for-uri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excep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ge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hours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hours-from-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hours-from-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index-of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insert-befor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intersec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lang-from-PlainLiter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lower-cas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ake-li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inutes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inutes-from-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inutes-from-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onth-from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onth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onths-from-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ultiply-dayTime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multiply-yearMonth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no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remov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revers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econds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econds-from-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econds-from-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tring-from-PlainLiter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tring-joi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tring-lengt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li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stri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string-afte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string-befor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dateTim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dat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dayTimeDuration-from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dayTimeDuration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dayTimeDuration-from-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dayTimeDuration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tim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yearMonthDuration-from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yearMonthDuration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subtract-yearMonthDuration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timezone-from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timezone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timezone-from-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un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upper-cas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year-from-dat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year-from-dateTi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func</text:p>
          </table:table-cell>
          <table:table-cell office:value-type="string" table:style-name="ce1">
            <text:p>years-from-dura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raph</text:p>
          </table:table-cell>
          <table:table-cell office:value-type="string" table:style-name="ce1">
            <text:p>differenc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raph</text:p>
          </table:table-cell>
          <table:table-cell office:value-type="string" table:style-name="ce1">
            <text:p>intersect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raph</text:p>
          </table:table-cell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raph</text:p>
          </table:table-cell>
          <table:table-cell office:value-type="string" table:style-name="ce1">
            <text:p>li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raph</text:p>
          </table:table-cell>
          <table:table-cell office:value-type="string" table:style-name="ce1">
            <text:p>membe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raph</text:p>
          </table:table-cell>
          <table:table-cell office:value-type="string" table:style-name="ce1">
            <text:p>uni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appe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firstRe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iterat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map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member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remov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removeAt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removeDuplicat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re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setEqual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setNotEqualT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st</text:p>
          </table:table-cell>
          <table:table-cell office:value-type="string" table:style-name="ce1">
            <text:p>uniqu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becomes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bound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callWithCleanup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collectAllI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conclus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conjunc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definitiveDocument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definitiveService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dtl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forAll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forAllInClosure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ifThenElseI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implies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includ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includesNotBind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inference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langl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localN3Stri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localNam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n3String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namespac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not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notIn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notInClosure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notInclud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outputStr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parsedAsN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racine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rawTyp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rawUri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semantic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semanticsOrErr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skole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test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og</text:p>
          </table:table-cell>
          <table:table-cell office:value-type="string" table:style-name="ce1">
            <text:p>uuid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bsoluteValu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c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acos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s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asin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t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atan2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atan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ceiling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c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cos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degre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exponentia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floor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integerQuotient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logarithm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ma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memberCount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mi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ega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ot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ot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ot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quoti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radians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remainde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round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math</text:p>
          </table:table-cell>
          <table:table-cell office:value-type="string" table:style-name="ce1">
            <text:p>roundedT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s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sin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tan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boolean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boolean-greater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boolean-less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contain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-greater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-greater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-less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-less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-not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Time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Time-greater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Time-greater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Time-less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Time-less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teTime-not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yTimeDuration-greater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yTimeDuration-greater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yTimeDuration-less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ayTimeDuration-less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uration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duration-not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ends-wit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iri-stri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is-li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list-contain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literal-not-identic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match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matches-language-rang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numeric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numeric-greater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numeric-greater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numeric-less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numeric-less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numeric-not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starts-wit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time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time-greater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time-greater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time-less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time-less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time-not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yearMonthDuration-greater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yearMonthDuration-greater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yearMonthDuration-less-th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red</text:p>
          </table:table-cell>
          <table:table-cell office:value-type="string" table:style-name="ce1">
            <text:p>yearMonthDuration-less-than-or-equ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rdf</text:p>
          </table:table-cell>
          <table:table-cell office:value-type="string" table:style-name="ce1">
            <text:p>fir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rdf</text:p>
          </table:table-cell>
          <table:table-cell office:value-type="string" table:style-name="ce1">
            <text:p>rest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capitaliz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concat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concatena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contain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containsIgnoringCa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containsRoughl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endsWi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equalIgnoringCa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join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lowerCas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match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notContainsRoughl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EqualIgnoringCa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Match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repl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replaceAl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scrap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scrapeAll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searc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startsWi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substring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string</text:p>
          </table:table-cell>
          <table:table-cell office:value-type="string" table:style-name="ce1">
            <text:p>upperCase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time</text:p>
          </table:table-cell>
          <table:table-cell office:value-type="string" table:style-name="ce1">
            <text:p>currentTim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dayOfWeek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gmTime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hou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inSecond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localTime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minut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mon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seco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imeZo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number-rows-repeated="1048244" table:style-name="ro1">
          <table:table-cell table:number-columns-repeated="16384"/>
        </table:table-row>
      </table:table>
      <table:table table:name="short-list-all-three-reasoners" table:style-name="ta1"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prefix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swap</text:p>
          </table:table-cell>
          <table:table-cell office:value-type="string" table:style-name="ce1">
            <text:p>jen3</text:p>
          </table:table-cell>
          <table:table-cell office:value-type="string" table:style-name="ce1">
            <text:p>ey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ypto</text:p>
          </table:table-cell>
          <table:table-cell office:value-type="string" table:style-name="ce1">
            <text:p>sh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appe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iterat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member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remov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conclus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conjunc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dtl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forAll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includ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langl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not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notInclud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outputStr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parsedAsN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rawTyp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semantic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semanticsOrErr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skole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bsoluteValu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c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s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at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c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cos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degre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exponentia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ega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otEqualT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ot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ot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quoti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remainde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round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s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sin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t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tan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concatenat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contain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containsIgnoringCa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endsWi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equalIgnoringCa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t in swap, but probably needs to b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match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EqualIgnoringCa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Greater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LessTh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otMatch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repl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scrap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startsWi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mont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func:hours-from-dateTi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minut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func:minutes-from-dateTi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seco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func:seconds-from-dateTi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imeZo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func:timezone-from-dateTime</text:p>
          </table:table-cell>
          <table:table-cell table:number-columns-repeated="16379"/>
        </table:table-row>
        <table:table-row table:number-rows-repeated="1048499" table:style-name="ro1">
          <table:table-cell table:number-columns-repeated="16384"/>
        </table:table-row>
      </table:table>
      <table:table table:name="short-list-old" table:style-name="ta1">
        <table:table-column table:style-name="co1" table:default-cell-style-name="ce9"/>
        <table:table-column table:style-name="co2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default-cell-style-name="ce9"/>
        <table:table-column table:style-name="co2" table:default-cell-style-name="ce9"/>
        <table:table-column table:style-name="co17" table:default-cell-style-name="ce9"/>
        <table:table-column table:style-name="co18" table:default-cell-style-name="ce9"/>
        <table:table-column table:style-name="co1" table:number-columns-repeated="16375" table:default-cell-style-name="ce9"/>
        <table:table-row table:style-name="ro1">
          <table:table-cell office:value-type="string" table:style-name="ce2">
            <text:p>prefix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jen3</text:p>
          </table:table-cell>
          <table:table-cell office:value-type="string" table:style-name="ce2">
            <text:p>eye</text:p>
          </table:table-cell>
          <table:table-cell office:value-type="string" table:style-name="ce8">
            <text:p>core?</text:p>
          </table:table-cell>
          <table:table-cell office:value-type="string" table:style-name="ce2">
            <text:p>grel equivalent</text:p>
          </table:table-cell>
          <table:table-cell office:value-type="string" table:style-name="ce2">
            <text:p>xpath equivalent</text:p>
          </table:table-cell>
          <table:table-cell office:value-type="string" table:style-name="ce2">
            <text:p>sparql equivalent</text:p>
          </table:table-cell>
          <table:table-cell office:value-type="string" table:style-name="ce9">
            <text:p>xforms equivalent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crypto</text:p>
          </table:table-cell>
          <table:table-cell office:value-type="string" table:style-name="ce3">
            <text:p>md5</text:p>
          </table:table-cell>
          <table:table-cell office:value-type="string" table:style-name="ce10">
            <text:p>x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md5">MD5</text:a></text:p>
          </table:table-cell>
          <table:table-cell office:value-type="string" table:style-name="ce12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rypto</text:p>
          </table:table-cell>
          <table:table-cell office:value-type="string" table:style-name="ce3">
            <text:p>sha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sha1">SHA1</text:a></text:p>
          </table:table-cell>
          <table:table-cell office:value-type="string" table:style-name="ce12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crypto</text:p>
          </table:table-cell>
          <table:table-cell office:value-type="string" table:style-name="ce3">
            <text:p>sha256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sha256">SHA256</text:a></text:p>
          </table:table-cell>
          <table:table-cell office:value-type="string" table:style-name="ce12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crypto</text:p>
          </table:table-cell>
          <table:table-cell office:value-type="string" table:style-name="ce3">
            <text:p>sha512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sha512">SHA512</text:a></text:p>
          </table:table-cell>
          <table:table-cell office:value-type="string" table:style-name="ce12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crypto</text:p>
          </table:table-cell>
          <table:table-cell office:value-type="string" table:style-name="ce3">
            <text:p>sign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9">
            <text:p>n/a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crypto</text:p>
          </table:table-cell>
          <table:table-cell office:value-type="string" table:style-name="ce3">
            <text:p>verify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9">
            <text:p>n/a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crypto</text:p>
          </table:table-cell>
          <table:table-cell office:value-type="string" table:style-name="ce3">
            <text:p>verifyBoolean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9">
            <text:p>n/a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graph</text:p>
          </table:table-cell>
          <table:table-cell office:value-type="string" table:style-name="ce3">
            <text:p>difference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9">
            <text:p>n/a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graph</text:p>
          </table:table-cell>
          <table:table-cell office:value-type="string" table:style-name="ce3">
            <text:p>length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9">
            <text:p>n/a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graph</text:p>
          </table:table-cell>
          <table:table-cell office:value-type="string" table:style-name="ce3">
            <text:p>list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9">
            <text:p>n/a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graph</text:p>
          </table:table-cell>
          <table:table-cell office:value-type="string" table:style-name="ce3">
            <text:p>member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9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list</text:p>
          </table:table-cell>
          <table:table-cell office:value-type="string" table:style-name="ce3">
            <text:p>append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array-append">array:append</text:a>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first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array-head">array:head</text:a>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firstRest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ist</text:p>
          </table:table-cell>
          <table:table-cell office:value-type="string" table:style-name="ce3">
            <text:p>i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in">~IN</text:a>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iterate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array-for-each">~array:for-each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ist</text:p>
          </table:table-cell>
          <table:table-cell office:value-type="string" table:style-name="ce3">
            <text:p>last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length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array-size">array:size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map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array-for-each-pair">~array:for-each-pair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ist</text:p>
          </table:table-cell>
          <table:table-cell office:value-type="string" table:style-name="ce3">
            <text:p>member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memberAt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array-get">array:get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remove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removeAt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array-remove">array:remove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removeDuplicates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rest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array-tail">array:tail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setEqualTo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setNotEqualTo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ist</text:p>
          </table:table-cell>
          <table:table-cell office:value-type="string" table:style-name="ce3">
            <text:p>unique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becomes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bound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bound">BOUND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callWithCleanup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collectAllI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conclusio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conjunctio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content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definitiveDocument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definitiveService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dtlit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datatype">DATATYPE</text:a>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equalTo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5">
            <text:p>op:equal</text:p>
          </table:table-cell>
          <table:table-cell office:value-type="string" table:style-name="ce13">
            <text:p><text:a xlink:href="https://www.w3.org/TR/sparql11-query/#func-RDFterm-equal">RDFterm-equal</text:a></text:p>
          </table:table-cell>
          <table:table-cell office:value-type="string" table:style-name="ce9">
            <text:p>equal is quite special in N3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forAllI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implies</text:p>
          </table:table-cell>
          <table:table-cell office:value-type="string" table:style-name="ce10">
            <text:p>x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include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includesNotBind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inferences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langlit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lang">LANG</text:a>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localN3String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localName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n3String</text:p>
          </table:table-cell>
          <table:table-cell office:value-type="string" table:style-name="ce10">
            <text:p>x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namespace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notEqualTo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5">
            <text:p>see:fn:not(op:equal)</text:p>
          </table:table-cell>
          <table:table-cell table:style-name="ce5"/>
          <table:table-cell office:value-type="string" table:style-name="ce9">
            <text:p>equal is quite special in N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notInclude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outputString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parsedAsN3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racine</text:p>
          </table:table-cell>
          <table:table-cell office:value-type="string" table:style-name="ce10">
            <text:p>x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rawTyp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isIRI">~isIRI/Blank/...</text:a>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rawUri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3">
            <text:p>??</text:p>
          </table:table-cell>
          <table:table-cell office:value-type="string" table:style-name="ce3">
            <text:p>??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semantic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semanticsOrError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skolem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13">
            <text:p><text:a xlink:href="https://www.w3.org/TR/xpath-functions/#func-generate-id">~fn:generate-id</text:a></text:p>
          </table:table-cell>
          <table:table-cell office:value-type="string" table:style-name="ce13">
            <text:p><text:a xlink:href="https://www.w3.org/TR/sparql11-query/#func-bnode">~BNODE</text:a></text:p>
          </table:table-cell>
          <table:table-cell office:value-type="string" table:style-name="ce9">
            <text:p>skolem is quite special</text:p>
          </table:table-cell>
          <table:table-cell table:number-columns-repeated="16374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test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3">
            <text:p>??</text:p>
          </table:table-cell>
          <table:table-cell office:value-type="string" table:style-name="ce3">
            <text:p>??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log</text:p>
          </table:table-cell>
          <table:table-cell office:value-type="string" table:style-name="ce3">
            <text:p>uri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str">STR</text:a>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log</text:p>
          </table:table-cell>
          <table:table-cell office:value-type="string" table:style-name="ce3">
            <text:p>uuid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4">
            <text:p><text:a xlink:href="https://www.w3.org/TR/sparql11-query/#func-uuid">UUID</text:a>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absoluteValu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abs">fn:abs</text:a></text:p>
          </table:table-cell>
          <table:table-cell office:value-type="string" table:style-name="ce4">
            <text:p><text:a xlink:href="https://www.w3.org/TR/sparql11-query/#func-abs">abs</text:a></text:p>
          </table:table-cell>
          <table:table-cell table:number-columns-repeated="16375" table:style-name="ce9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acos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math-acos">fn:acos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acosh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asi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math-asin">fn:asin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asinh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ata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math-atan">fn:atan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atan2</text:p>
          </table:table-cell>
          <table:table-cell office:value-type="string" table:style-name="ce10">
            <text:p>x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math-atan2">fn:atan2</text:a>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atanh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ceiling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ceiling">fn:ceiling</text:a></text:p>
          </table:table-cell>
          <table:table-cell office:value-type="string" table:style-name="ce4">
            <text:p><text:a xlink:href="https://www.w3.org/TR/sparql11-query/#func-ceil">ceil</text:a></text:p>
          </table:table-cell>
          <table:table-cell table:number-columns-repeated="16375"/>
        </table:table-row>
        <table:table-row table:style-name="ro2">
          <table:table-cell office:value-type="string" table:style-name="ce14">
            <text:p>math</text:p>
          </table:table-cell>
          <table:table-cell office:value-type="string" table:style-name="ce14">
            <text:p>cos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4"/>
          <table:table-cell office:value-type="string" table:style-name="ce17">
            <text:p><text:a xlink:href="https://www.w3.org/TR/xpath-functions-31/#func-math-cos">math:cos</text:a></text:p>
          </table:table-cell>
          <table:table-cell table:style-name="ce14"/>
          <table:table-cell table:number-columns-repeated="16375" table:style-name="ce18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cosh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degree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differenc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://www.w3.org/TR/xpath-functions/#func-numeric-subtract">op:numeric-subtract</text:a></text:p>
          </table:table-cell>
          <table:table-cell office:value-type="string" table:style-name="ce4">
            <text:p><text:a xlink:href="https://www.w3.org/TR/sparql11-query/#rAdditiveExpression">A - B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equalTo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://www.w3.org/TR/xpath-functions/#func-numeric-equal">op:numeric-equal</text:a></text:p>
          </table:table-cell>
          <table:table-cell office:value-type="string" table:style-name="ce4">
            <text:p><text:a xlink:href="https://www.w3.org/TR/sparql11-query/#rRelationalExpression">A = B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exponentiatio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s://users.ugent.be/~bjdmeest/function/grel.ttl#math_exp">grel:math_exp</text:a></text:p>
          </table:table-cell>
          <table:table-cell office:value-type="string" table:style-name="ce4">
            <text:p><text:a xlink:href="https://www.w3.org/TR/xpath-functions-31/#func-math-pow">math:pow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floor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://users.ugent.be/~bjdmeest/function/grel.ttl#math_floor">grel:math_floor</text:a></text:p>
          </table:table-cell>
          <table:table-cell office:value-type="string" table:style-name="ce4">
            <text:p><text:a xlink:href="https://www.w3.org/TR/xpath-functions-31/#func-floor">fn:floor</text:a></text:p>
          </table:table-cell>
          <table:table-cell office:value-type="string" table:style-name="ce4">
            <text:p><text:a xlink:href="https://www.w3.org/TR/sparql11-query/#func-floor">floor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greaterTha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://www.w3.org/TR/xpath-functions/#func-numeric-greater-than">op:numeric-greater-than</text:a></text:p>
          </table:table-cell>
          <table:table-cell office:value-type="string" table:style-name="ce4">
            <text:p><text:a xlink:href="https://www.w3.org/TR/sparql11-query/#rRelationalExpression">A &gt; B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integerQuotient</text:p>
          </table:table-cell>
          <table:table-cell office:value-type="string" table:style-name="ce10">
            <text:p>x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-31/#func-numeric-integer-divide">op:numeric-integer-divide</text:a></text:p>
          </table:table-cell>
          <table:table-cell office:value-type="string" table:style-name="ce4">
            <text:p><text:a xlink:href="https://www.w3.org/TR/sparql11-query/#rMultiplicativeExpression">A / B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lessTha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://www.w3.org/TR/xpath-functions/#func-numeric-less-than">op:numeric-less-than</text:a></text:p>
          </table:table-cell>
          <table:table-cell office:value-type="string" table:style-name="ce4">
            <text:p><text:a xlink:href="https://www.w3.org/TR/sparql11-query/#rRelationalExpression">A &lt; B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logarithm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s://users.ugent.be/~bjdmeest/function/grel.ttl#math_log">grel:math_log</text:a></text:p>
          </table:table-cell>
          <table:table-cell office:value-type="string" table:style-name="ce4">
            <text:p><text:a xlink:href="https://www.w3.org/TR/xpath-functions-31/#func-math-log">math:log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max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://users.ugent.be/~bjdmeest/function/grel.ttl#math_max">grel:math_max</text:a></text:p>
          </table:table-cell>
          <table:table-cell office:value-type="string" table:style-name="ce4">
            <text:p><text:a xlink:href="https://www.w3.org/TR/xpath-functions-31/#func-max">fn:max</text:a></text:p>
          </table:table-cell>
          <table:table-cell office:value-type="string" table:style-name="ce4">
            <text:p><text:a xlink:href="https://www.w3.org/TR/sparql11-query/#defn_aggMax">Max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memberCount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-31/#func-count">fn:count</text:a></text:p>
          </table:table-cell>
          <table:table-cell office:value-type="string" table:style-name="ce4">
            <text:p><text:a xlink:href="https://www.w3.org/TR/sparql11-query/#defn_aggCount">Count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mi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://users.ugent.be/~bjdmeest/function/grel.ttl#math_min">grel:math_min</text:a></text:p>
          </table:table-cell>
          <table:table-cell office:value-type="string" table:style-name="ce4">
            <text:p><text:a xlink:href="https://www.w3.org/TR/xpath-functions-31/#func-min">fn:min</text:a></text:p>
          </table:table-cell>
          <table:table-cell office:value-type="string" table:style-name="ce4">
            <text:p><text:a xlink:href="https://www.w3.org/TR/sparql11-query/#defn_aggMin">Min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negatio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://www.w3.org/TR/xpath-functions/#func-numeric-unary-minus">op:numeric-unary-minus</text:a></text:p>
          </table:table-cell>
          <table:table-cell office:value-type="string" table:style-name="ce4">
            <text:p><text:a xlink:href="https://www.w3.org/TR/sparql11-query/#rUnaryExpression">- A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notEqualTo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fn:not(op:numeric-equal(A,B))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notGreaterTha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2" table:style-name="ce3"/>
          <table:table-cell office:value-type="string" table:style-name="ce3">
            <text:p>! A &gt; B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notLessTha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product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-31/#func-numeric-multiply">op:numeric-multiply</text:a></text:p>
          </table:table-cell>
          <table:table-cell office:value-type="string" table:style-name="ce4">
            <text:p><text:a xlink:href="https://www.w3.org/TR/sparql11-query/#rMultiplicativeExpression">A * B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quotient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-31/#func-numeric-divide">op:numeric-divide</text:a></text:p>
          </table:table-cell>
          <table:table-cell office:value-type="string" table:style-name="ce4">
            <text:p><text:a xlink:href="https://www.w3.org/TR/sparql11-query/#rMultiplicativeExpression">A / B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radians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remainder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numeric-mod">op:numeric-mod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rounded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://users.ugent.be/~bjdmeest/function/grel.ttl#math_round">grel:math_round</text:a></text:p>
          </table:table-cell>
          <table:table-cell office:value-type="string" table:style-name="ce4">
            <text:p><text:a xlink:href="https://www.w3.org/TR/xpath-functions-31/#func-round">fn:round</text:a></text:p>
          </table:table-cell>
          <table:table-cell office:value-type="string" table:style-name="ce4">
            <text:p><text:a xlink:href="https://www.w3.org/TR/sparql11-query/#func-round">round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math</text:p>
          </table:table-cell>
          <table:table-cell office:value-type="string" table:style-name="ce3">
            <text:p>roundedTo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-31/#func-round">fn:round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si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math-sin">math:sin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sinh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sum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://users.ugent.be/~bjdmeest/function/grel.ttl#array_sum">grel:array_sum</text:a></text:p>
          </table:table-cell>
          <table:table-cell office:value-type="string" table:style-name="ce4">
            <text:p><text:a xlink:href="http://www.w3.org/TR/xpath-functions/#func-numeric-add">op:numeric-add</text:a></text:p>
          </table:table-cell>
          <table:table-cell office:value-type="string" table:style-name="ce4">
            <text:p><text:a xlink:href="https://www.w3.org/TR/sparql11-query/#defn_aggSum">Sum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ta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math-tan">math:tan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math</text:p>
          </table:table-cell>
          <table:table-cell office:value-type="string" table:style-name="ce3">
            <text:p>tanh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et</text:p>
          </table:table-cell>
          <table:table-cell office:value-type="string" table:style-name="ce3">
            <text:p>difference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examples">eg:value-except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et</text:p>
          </table:table-cell>
          <table:table-cell office:value-type="string" table:style-name="ce3">
            <text:p>in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et</text:p>
          </table:table-cell>
          <table:table-cell office:value-type="string" table:style-name="ce3">
            <text:p>intersection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examples">eg:value-intersect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et</text:p>
          </table:table-cell>
          <table:table-cell office:value-type="string" table:style-name="ce3">
            <text:p>member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et</text:p>
          </table:table-cell>
          <table:table-cell office:value-type="string" table:style-name="ce3">
            <text:p>symmetricDifference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et</text:p>
          </table:table-cell>
          <table:table-cell office:value-type="string" table:style-name="ce3">
            <text:p>union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examples">eg:value-union</text:a></text:p>
          </table:table-cell>
          <table:table-cell office:value-type="string" table:style-name="ce3">
            <text:p>UNION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capitalize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tx-library">FunctX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concat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*</text:p>
          </table:table-cell>
          <table:table-cell office:value-type="string" table:style-name="ce10">
            <text:p>x*</text:p>
          </table:table-cell>
          <table:table-cell table:style-name="ce11"/>
          <table:table-cell office:value-type="string" table:style-name="ce4">
            <text:p><text:a xlink:href="https://rml.io/docs/rmlmapper/default-functions/#concat">grel:concat</text:a></text:p>
          </table:table-cell>
          <table:table-cell office:value-type="string" table:style-name="ce4">
            <text:p><text:a xlink:href="https://www.w3.org/TR/xpath-functions-31/#func-concat">fn:concat</text:a></text:p>
          </table:table-cell>
          <table:table-cell office:value-type="string" table:style-name="ce4">
            <text:p><text:a xlink:href="https://www.w3.org/TR/sparql11-query/#func-concat">CONCAT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contain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s://users.ugent.be/~bjdmeest/function/grel.ttl#string_contains">grel:string_contains</text:a></text:p>
          </table:table-cell>
          <table:table-cell office:value-type="string" table:style-name="ce4">
            <text:p><text:a xlink:href="https://www.w3.org/TR/xpath-functions/#func-contains">fn:contains</text:a></text:p>
          </table:table-cell>
          <table:table-cell office:value-type="string" table:style-name="ce4">
            <text:p><text:a xlink:href="https://www.w3.org/TR/sparql11-query/#func-contains">CONTAINS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containsIgnoringCas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matches">fn:matches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containsRoughly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endsWith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://users.ugent.be/~bjdmeest/function/grel.ttl#string_endsWith">grel:string_endsWith</text:a></text:p>
          </table:table-cell>
          <table:table-cell office:value-type="string" table:style-name="ce4">
            <text:p><text:a xlink:href="https://www.w3.org/TR/xpath-functions/#func-ends-with">fn:ends-with</text:a></text:p>
          </table:table-cell>
          <table:table-cell office:value-type="string" table:style-name="ce4">
            <text:p><text:a xlink:href="https://www.w3.org/TR/sparql11-query/#func-strends">STRENDS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equalIgnoringCas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format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greaterTha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join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string-join">fn:string-join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length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://users.ugent.be/~bjdmeest/function/grel.ttl#string_length">grel:string_length</text:a></text:p>
          </table:table-cell>
          <table:table-cell office:value-type="string" table:style-name="ce4">
            <text:p><text:a xlink:href="https://www.w3.org/TR/xpath-functions/#func-string-length">fn:string-length</text:a></text:p>
          </table:table-cell>
          <table:table-cell office:value-type="string" table:style-name="ce4">
            <text:p><text:a xlink:href="https://www.w3.org/TR/sparql11-query/#func-strlen">STRLEN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lessTha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lowerCase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://users.ugent.be/~bjdmeest/function/grel.ttl#toLowerCase">grel:toLowerCase</text:a></text:p>
          </table:table-cell>
          <table:table-cell office:value-type="string" table:style-name="ce4">
            <text:p><text:a xlink:href="https://www.w3.org/TR/xpath-functions/#func-lower-case">fn:lower-case</text:a></text:p>
          </table:table-cell>
          <table:table-cell office:value-type="string" table:style-name="ce4">
            <text:p><text:a xlink:href="https://www.w3.org/TR/sparql11-query/#func-lcase">LCASE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matche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://users.ugent.be/~bjdmeest/function/grel.ttl#string_match">grel:string_match</text:a></text:p>
          </table:table-cell>
          <table:table-cell office:value-type="string" table:style-name="ce4">
            <text:p><text:a xlink:href="https://www.w3.org/TR/xpath-functions/#func-matches">fn:matches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notContainsRoughly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notEqualIgnoringCas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matches">not(fn:matches)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notGreaterTha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notLessThan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notMatche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/#func-matches">not(fn:matches)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replac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://users.ugent.be/~bjdmeest/function/grel.ttl#string_replace">grel:string_replace</text:a></text:p>
          </table:table-cell>
          <table:table-cell office:value-type="string" table:style-name="ce4">
            <text:p><text:a xlink:href="https://www.w3.org/TR/xpath-functions/#func-replace">fn:replace</text:a></text:p>
          </table:table-cell>
          <table:table-cell office:value-type="string" table:style-name="ce4">
            <text:p><text:a xlink:href="https://www.w3.org/TR/sparql11-query/#func-replace">REPLACE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replaceAll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replace">fn:replace</text:a>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scrap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://users.ugent.be/~bjdmeest/function/grel.ttl#string_substring">grel:string_substring</text:a></text:p>
          </table:table-cell>
          <table:table-cell office:value-type="string" table:style-name="ce4">
            <text:p><text:a xlink:href="https://www.w3.org/TR/xpath-functions/#func-substring">fn:substring</text:a></text:p>
          </table:table-cell>
          <table:table-cell office:value-type="string" table:style-name="ce4">
            <text:p><text:a xlink:href="https://www.w3.org/TR/sparql11-query/#func-substr">SUBSTR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scrapeAll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/#func-substring">fn:substring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search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string</text:p>
          </table:table-cell>
          <table:table-cell office:value-type="string" table:style-name="ce3">
            <text:p>startsWith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4">
            <text:p><text:a xlink:href="http://users.ugent.be/~bjdmeest/function/grel.ttl#string_startsWith">grel:string_startsWith</text:a></text:p>
          </table:table-cell>
          <table:table-cell office:value-type="string" table:style-name="ce4">
            <text:p><text:a xlink:href="https://www.w3.org/TR/xpath-functions/#func-starts-with">fn:starts-with</text:a></text:p>
          </table:table-cell>
          <table:table-cell office:value-type="string" table:style-name="ce4">
            <text:p><text:a xlink:href="https://www.w3.org/TR/sparql11-query/#func-strstarts">STRSTARTS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substring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://users.ugent.be/~bjdmeest/function/grel.ttl#string_substring">grel:string_substring</text:a></text:p>
          </table:table-cell>
          <table:table-cell office:value-type="string" table:style-name="ce4">
            <text:p><text:a xlink:href="https://www.w3.org/TR/xpath-functions/#func-substring">fn:substring</text:a></text:p>
          </table:table-cell>
          <table:table-cell office:value-type="string" table:style-name="ce4">
            <text:p><text:a xlink:href="https://www.w3.org/TR/sparql11-query/#func-substr">SUBSTR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string</text:p>
          </table:table-cell>
          <table:table-cell office:value-type="string" table:style-name="ce3">
            <text:p>upperCase</text:p>
          </table:table-cell>
          <table:table-cell table:style-name="ce10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office:value-type="string" table:style-name="ce4">
            <text:p><text:a xlink:href="http://users.ugent.be/~bjdmeest/function/grel.ttl#toUpperCase">grel:toUpperCase</text:a></text:p>
          </table:table-cell>
          <table:table-cell office:value-type="string" table:style-name="ce4">
            <text:p><text:a xlink:href="https://www.w3.org/TR/xpath-functions-31/#func-upper-case">fn:upper-case</text:a></text:p>
          </table:table-cell>
          <table:table-cell office:value-type="string" table:style-name="ce4">
            <text:p><text:a xlink:href="https://www.w3.org/TR/sparql11-query/#func-ucase">UCASE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currentTime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func-current-dateTime">fn:current-dateTime</text:a></text:p>
          </table:table-cell>
          <table:table-cell office:value-type="string" table:style-name="ce4">
            <text:p><text:a xlink:href="https://www.w3.org/TR/sparql11-query/#func-now">now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ime</text:p>
          </table:table-cell>
          <table:table-cell office:value-type="string" table:style-name="ce3">
            <text:p>day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-31/#func-day-from-dateTime">fn:day-from-dateTime</text:a></text:p>
          </table:table-cell>
          <table:table-cell office:value-type="string" table:style-name="ce4">
            <text:p><text:a xlink:href="https://www.w3.org/TR/sparql11-query/#func-day">day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dayOfWeek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/#func-format-dateTime">format-dateTime(xs:dateTime, '[F]')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gmTime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style-name="ce11"/>
          <table:table-cell table:style-name="ce3"/>
          <table:table-cell office:value-type="string" table:style-name="ce12">
            <text:p><text:a xlink:href="https://www.w3.org/TR/xpath-functions-31/#func-adjust-dateTime-to-timezone">fn:adjust-dateTime-to-timezone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hour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func-hours-from-dateTime">fn:hours-from-dateTime</text:a></text:p>
          </table:table-cell>
          <table:table-cell office:value-type="string" table:style-name="ce4">
            <text:p><text:a xlink:href="https://www.w3.org/TR/sparql11-query/#func-hours">hours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inSecond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func-seconds-from-duration">fn:seconds-from-duration</text:a></text:p>
          </table:table-cell>
          <table:table-cell table:style-name="ce3"/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localTime</text:p>
          </table:table-cell>
          <table:table-cell office:value-type="string" table:style-name="ce10">
            <text:p>x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1"/>
          <table:table-cell table:style-name="ce3"/>
          <table:table-cell office:value-type="string" table:style-name="ce4">
            <text:p><text:a xlink:href="https://www.w3.org/TR/xpath-functions-31/#func-current-dateTime">fn:current-dateTime</text:a></text:p>
          </table:table-cell>
          <table:table-cell office:value-type="string" table:style-name="ce4">
            <text:p><text:a xlink:href="https://www.w3.org/TR/sparql11-query/#func-now">now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minut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func-minutes-from-dateTime">fn:minutes-from-dateTime</text:a></text:p>
          </table:table-cell>
          <table:table-cell office:value-type="string" table:style-name="ce4">
            <text:p><text:a xlink:href="https://www.w3.org/TR/sparql11-query/#func-minutes">minutes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ime</text:p>
          </table:table-cell>
          <table:table-cell office:value-type="string" table:style-name="ce3">
            <text:p>month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-31/#func-month-from-dateTime">fn:month-from-dateTime</text:a></text:p>
          </table:table-cell>
          <table:table-cell office:value-type="string" table:style-name="ce4">
            <text:p><text:a xlink:href="https://www.w3.org/TR/sparql11-query/#func-month">month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second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func-seconds-from-dateTime">fn:seconds-from-dateTime</text:a></text:p>
          </table:table-cell>
          <table:table-cell office:value-type="string" table:style-name="ce4">
            <text:p><text:a xlink:href="https://www.w3.org/TR/sparql11-query/#func-seconds">seconds</text:a>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3">
            <text:p>time</text:p>
          </table:table-cell>
          <table:table-cell office:value-type="string" table:style-name="ce3">
            <text:p>timeZon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0"/>
          <table:table-cell table:style-name="ce11"/>
          <table:table-cell table:style-name="ce3"/>
          <table:table-cell office:value-type="string" table:style-name="ce4">
            <text:p><text:a xlink:href="https://www.w3.org/TR/xpath-functions-31/#func-timezone-from-dateTime">fn:timezone-from-dateTime</text:a></text:p>
          </table:table-cell>
          <table:table-cell office:value-type="string" table:style-name="ce4">
            <text:p><text:a xlink:href="https://www.w3.org/TR/sparql11-query/#func-tz">tz</text:a>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time</text:p>
          </table:table-cell>
          <table:table-cell office:value-type="string" table:style-name="ce3">
            <text:p>year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1">
            <text:p>x</text:p>
          </table:table-cell>
          <table:table-cell table:style-name="ce3"/>
          <table:table-cell office:value-type="string" table:style-name="ce4">
            <text:p><text:a xlink:href="https://www.w3.org/TR/xpath-functions-31/#func-year-from-dateTime">fn:year-from-dateTime</text:a></text:p>
          </table:table-cell>
          <table:table-cell office:value-type="string" table:style-name="ce4">
            <text:p><text:a xlink:href="https://www.w3.org/TR/sparql11-query/#func-year">year</text:a></text:p>
          </table:table-cell>
          <table:table-cell table:number-columns-repeated="16375"/>
        </table:table-row>
        <table:table-row table:number-rows-repeated="1048430" table:style-name="ro1">
          <table:table-cell table:number-columns-repeated="16384"/>
        </table:table-row>
      </table:table>
      <table:database-ranges>
        <table:database-range table:target-range-address="n3-sparql-coverage.A1:n3-sparql-coverage.M77" table:display-filter-buttons="true">
          <table:filter>
            <table:filter-or>
              <table:filter-condition table:field-number="6" table:value="- A" table:operator="="/>
              <table:filter-condition table:field-number="6" table:value="!(lcase(A) = lcase(B))*" table:operator="="/>
              <table:filter-condition table:field-number="6" table:value="!(sameTerm())" table:operator="="/>
              <table:filter-condition table:field-number="6" table:value="!regex()" table:operator="="/>
              <table:filter-condition table:field-number="6" table:value="~IN" table:operator="="/>
              <table:filter-condition table:field-number="6" table:value="~isIRI/Blank/..." table:operator="="/>
              <table:filter-condition table:field-number="6" table:value="A - B" table:operator="="/>
              <table:filter-condition table:field-number="6" table:value="A !=B" table:operator="="/>
              <table:filter-condition table:field-number="6" table:value="A * B" table:operator="="/>
              <table:filter-condition table:field-number="6" table:value="A / B" table:operator="="/>
              <table:filter-condition table:field-number="6" table:value="A &lt; B" table:operator="="/>
              <table:filter-condition table:field-number="6" table:value="A = B" table:operator="="/>
              <table:filter-condition table:field-number="6" table:value="A &gt; B" table:operator="="/>
              <table:filter-condition table:field-number="6" table:value="A*A" table:operator="="/>
              <table:filter-condition table:field-number="6" table:value="abs" table:operator="="/>
              <table:filter-condition table:field-number="6" table:value="concat()" table:operator="="/>
              <table:filter-condition table:field-number="6" table:value="contains()" table:operator="="/>
              <table:filter-condition table:field-number="6" table:value="contains()*" table:operator="="/>
              <table:filter-condition table:field-number="6" table:value="DATATYPE" table:operator="="/>
              <table:filter-condition table:field-number="6" table:value="day()" table:operator="="/>
              <table:filter-condition table:field-number="6" table:value="hours()" table:operator="="/>
              <table:filter-condition table:field-number="6" table:value="lcase(A) = lcase(B)*" table:operator="="/>
              <table:filter-condition table:field-number="6" table:value="minutes()" table:operator="="/>
              <table:filter-condition table:field-number="6" table:value="month()" table:operator="="/>
              <table:filter-condition table:field-number="6" table:value="rdf:first" table:operator="="/>
              <table:filter-condition table:field-number="6" table:value="rdf:last" table:operator="="/>
              <table:filter-condition table:field-number="6" table:value="rdf:rest*/rdf:first" table:operator="="/>
              <table:filter-condition table:field-number="6" table:value="regex()" table:operator="="/>
              <table:filter-condition table:field-number="6" table:value="replace()" table:operator="="/>
              <table:filter-condition table:field-number="6" table:value="round" table:operator="="/>
              <table:filter-condition table:field-number="6" table:value="sameTerm()" table:operator="="/>
              <table:filter-condition table:field-number="6" table:value="seconds()" table:operator="="/>
              <table:filter-condition table:field-number="6" table:value="sha1" table:operator="="/>
              <table:filter-condition table:field-number="6" table:value="STR" table:operator="="/>
              <table:filter-condition table:field-number="6" table:value="strends()" table:operator="="/>
              <table:filter-condition table:field-number="6" table:value="strlen()" table:operator="="/>
              <table:filter-condition table:field-number="6" table:value="strstarts()" table:operator="="/>
              <table:filter-condition table:field-number="6" table:value="Sum" table:operator="="/>
              <table:filter-condition table:field-number="6" table:value="timezone(), tz()" table:operator="="/>
              <table:filter-condition table:field-number="6" table:value="year()" table:operator="="/>
            </table:filter-or>
          </table:filter>
        </table:database-range>
        <table:database-range table:target-range-address="sparql-n3-coverage.A1:sparql-n3-coverage.F47" table:display-filter-buttons="true"/>
        <table:database-range table:target-range-address="whole-list.A1:whole-list.E332" table:display-filter-buttons="true">
          <table:filter>
            <table:filter-and>
              <table:filter-or>
                <table:filter-condition table:field-number="0" table:value="list" table:operator="="/>
                <table:filter-condition table:field-number="0" table:value="log" table:operator="="/>
                <table:filter-condition table:field-number="0" table:value="math" table:operator="="/>
                <table:filter-condition table:field-number="0" table:value="pred" table:operator="="/>
                <table:filter-condition table:field-number="0" table:value="rdf" table:operator="="/>
                <table:filter-condition table:field-number="0" table:value="string" table:operator="="/>
                <table:filter-condition table:field-number="0" table:value="time" table:operator="="/>
              </table:filter-or>
              <table:filter-condition table:field-number="2" table:value="0" table:operator="!empty" table:data-type="number"/>
            </table:filter-and>
          </table:filter>
        </table:database-range>
        <table:database-range table:target-range-address="short-list-old.A1:short-list-old.I146" table:display-filter-buttons="true">
          <table:filter>
            <table:filter-and>
              <table:filter-condition table:field-number="2" table:value="0" table:operator="!empty" table:data-type="number"/>
              <table:filter-condition table:field-number="3" table:value="0" table:operator="!empty" table:data-type="number"/>
              <table:filter-condition table:field-number="4" table:value="0" table:operator="!empty" table:data-type="number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3</meta:generator>
    <meta:initial-creator>Tim Duval</meta:initial-creator>
    <dc:creator>Tim Duval</dc:creator>
    <meta:creation-date>2022-11-16T15:47:59Z</meta:creation-date>
    <dc:date>2022-12-22T22:09:30Z</dc:date>
  </office:meta>
</office:document-meta>
</file>